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9cm"/>
    </style:style>
    <style:style style:name="co2" style:family="table-column">
      <style:table-column-properties fo:break-before="auto" style:column-width="2.318cm"/>
    </style:style>
    <style:style style:name="co3" style:family="table-column">
      <style:table-column-properties fo:break-before="auto" style:column-width="2.942cm"/>
    </style:style>
    <style:style style:name="co4" style:family="table-column">
      <style:table-column-properties fo:break-before="auto" style:column-width="3.316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3.53cm"/>
    </style:style>
    <style:style style:name="co8" style:family="table-column">
      <style:table-column-properties fo:break-before="auto" style:column-width="23.10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9.013cm" fo:break-before="auto" style:use-optimal-row-height="true"/>
    </style:style>
    <style:style style:name="ro3" style:family="table-row">
      <style:table-row-properties style:row-height="6.297cm" fo:break-before="auto" style:use-optimal-row-height="true"/>
    </style:style>
    <style:style style:name="ro4" style:family="table-row">
      <style:table-row-properties style:row-height="5.90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tat 1ère modélis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office:value-type="string" calcext:value-type="string">
            <text:p>nbvert départ</text:p>
          </table:table-cell>
          <table:table-cell office:value-type="string" calcext:value-type="string">
            <text:p>nbrat départ </text:p>
          </table:table-cell>
          <table:table-cell office:value-type="string" calcext:value-type="string">
            <text:p>temps de vie rat </text:p>
          </table:table-cell>
          <table:table-cell office:value-type="string" calcext:value-type="string">
            <text:p>nbvert final </text:p>
          </table:table-cell>
          <table:table-cell office:value-type="string" calcext:value-type="string">
            <text:p>nb contamination</text:p>
          </table:table-cell>
          <table:table-cell office:value-type="string" calcext:value-type="string">
            <text:p>nb rouge max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nb de tour de boucle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0.909" calcext:value-type="float">
            <text:p>0,909</text:p>
          </table:table-cell>
          <table:table-cell/>
          <table:table-cell office:value-type="string" calcext:value-type="string">
            <text:p># facteurs de chance (ex : factjr = facteur de jaune en rouge)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,75</text:p>
          </table:table-cell>
          <table:table-cell/>
          <table:table-cell office:value-type="string" calcext:value-type="string">
            <text:p>factjr = 0,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071" calcext:value-type="float">
            <text:p>1,071</text:p>
          </table:table-cell>
          <table:table-cell/>
          <table:table-cell office:value-type="string" calcext:value-type="string">
            <text:p>factjv = 0,05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0.928" calcext:value-type="float">
            <text:p>0,928</text:p>
          </table:table-cell>
          <table:table-cell/>
          <table:table-cell office:value-type="string" calcext:value-type="string">
            <text:p>factjn = 0,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0.871" calcext:value-type="float">
            <text:p>0,871</text:p>
          </table:table-cell>
          <table:table-cell/>
          <table:table-cell office:value-type="string" calcext:value-type="string">
            <text:p>factrn = 1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.769" calcext:value-type="float">
            <text:p>0,769</text:p>
          </table:table-cell>
          <table:table-cell/>
          <table:table-cell office:value-type="string" calcext:value-type="string">
            <text:p>factgn = 1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ctvr = 0,8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0.923" calcext:value-type="float">
            <text:p>0,923</text:p>
          </table:table-cell>
          <table:table-cell/>
          <table:table-cell office:value-type="string" calcext:value-type="string">
            <text:p>factgvj = 0,1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0.906" calcext:value-type="float">
            <text:p>0,906</text:p>
          </table:table-cell>
          <table:table-cell/>
          <table:table-cell office:value-type="string" calcext:value-type="string">
            <text:p># temps d'attente (ex : tattjr = temps d'attente de jaune en rouge) en secondes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ttjr = 4000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0.818" calcext:value-type="float">
            <text:p>0,818</text:p>
          </table:table-cell>
          <table:table-cell/>
          <table:table-cell office:value-type="string" calcext:value-type="string">
            <text:p>tattjv = 2000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1.073" calcext:value-type="float">
            <text:p>1,073</text:p>
          </table:table-cell>
          <table:table-cell/>
          <table:table-cell office:value-type="string" calcext:value-type="string">
            <text:p>tattjn = 4000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0.864" calcext:value-type="float">
            <text:p>0,864</text:p>
          </table:table-cell>
          <table:table-cell/>
          <table:table-cell office:value-type="string" calcext:value-type="string">
            <text:p>tattrn = 1500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,75</text:p>
          </table:table-cell>
          <table:table-cell/>
          <table:table-cell office:value-type="string" calcext:value-type="string">
            <text:p>tattgn = 30000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.2" calcext:value-type="float">
            <text:p>1,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777" calcext:value-type="float">
            <text:p>0,777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.937" calcext:value-type="float">
            <text:p>0,937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.937" calcext:value-type="float">
            <text:p>0,937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0.765" calcext:value-type="float">
            <text:p>0,765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0.882" calcext:value-type="float">
            <text:p>0,88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0.914" calcext:value-type="float">
            <text:p>0,914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.916" calcext:value-type="float">
            <text:p>0,916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0.846" calcext:value-type="float">
            <text:p>0,846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.074" calcext:value-type="float">
            <text:p>1,074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0.976" calcext:value-type="float">
            <text:p>0,976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4.53333333" calcext:value-type="float">
            <text:p>24,53333333</text:p>
          </table:table-cell>
          <table:table-cell office:value-type="float" office:value="22.13333333" calcext:value-type="float">
            <text:p>22,13333333</text:p>
          </table:table-cell>
          <table:table-cell office:value-type="float" office:value="23.63333333" calcext:value-type="float">
            <text:p>23,63333333</text:p>
          </table:table-cell>
          <table:table-cell office:value-type="float" office:value="0.8852" calcext:value-type="float">
            <text:p>0,8852</text:p>
          </table:table-cell>
          <table:table-cell/>
          <table:table-cell office:value-type="string" calcext:value-type="string">
            <text:p>moy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0.852" calcext:value-type="float">
            <text:p>0,85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0.929" calcext:value-type="float">
            <text:p>0,929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0.888888888888889" calcext:value-type="float">
            <text:p>0,888888888888889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0.742857142857143" calcext:value-type="float">
            <text:p>0,742857142857143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0.757575757575758" calcext:value-type="float">
            <text:p>0,757575757575758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.916666666666667" calcext:value-type="float">
            <text:p>0,916666666666667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.11538461538462" calcext:value-type="float">
            <text:p>1,1153846153846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0.783783783783784" calcext:value-type="float">
            <text:p>0,783783783783784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0.888888888888889" calcext:value-type="float">
            <text:p>0,888888888888889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0.838709677419355" calcext:value-type="float">
            <text:p>0,838709677419355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0.846153846153846" calcext:value-type="float">
            <text:p>0,846153846153846</text:p>
          </table:table-cell>
          <table:table-cell/>
          <table:table-cell office:value-type="string" calcext:value-type="string">
            <text:p>Tattgn = 50000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0.827586206896552" calcext:value-type="float">
            <text:p>0,82758620689655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0.645161290322581" calcext:value-type="float">
            <text:p>0,645161290322581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.03846153846154" calcext:value-type="float">
            <text:p>1,03846153846154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.75" calcext:value-type="float">
            <text:p>0,75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.888888888888889" calcext:value-type="float">
            <text:p>0,888888888888889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1.1578947368421" calcext:value-type="float">
            <text:p>21,1578947368421</text:p>
          </table:table-cell>
          <table:table-cell office:value-type="float" office:value="22.7368421052632" calcext:value-type="float">
            <text:p>22,7368421052632</text:p>
          </table:table-cell>
          <table:table-cell office:value-type="float" office:value="26.2631578947368" calcext:value-type="float">
            <text:p>26,2631578947368</text:p>
          </table:table-cell>
          <table:table-cell office:value-type="float" office:value="0.826842483799395" calcext:value-type="float">
            <text:p>0,826842483799395</text:p>
          </table:table-cell>
          <table:table-cell/>
          <table:table-cell office:value-type="string" calcext:value-type="string">
            <text:p>moy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0.821428571428571" calcext:value-type="float">
            <text:p>0,821428571428571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85" calcext:value-type="float">
            <text:p>0,85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0.846153846153846" calcext:value-type="float">
            <text:p>0,846153846153846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857142857142857" calcext:value-type="float">
            <text:p>0,857142857142857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0.967741935483871" calcext:value-type="float">
            <text:p>0,967741935483871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0.88" calcext:value-type="float">
            <text:p>0,88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0.882352941176471" calcext:value-type="float">
            <text:p>0,882352941176471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string" calcext:value-type="string">
            <text:p>tattgn = 30000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.842105263157895" calcext:value-type="float">
            <text:p>0,842105263157895</text:p>
          </table:table-cell>
          <table:table-cell/>
          <table:table-cell office:value-type="string" calcext:value-type="string">
            <text:p>Nbrat = 5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0.928571428571429" calcext:value-type="float">
            <text:p>0,928571428571429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0.869565217391304" calcext:value-type="float">
            <text:p>0,869565217391304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0.851851851851852" calcext:value-type="float">
            <text:p>0,85185185185185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0.80952380952381" calcext:value-type="float">
            <text:p>0,80952380952381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2.4117647058824" calcext:value-type="float">
            <text:p>22,4117647058824</text:p>
          </table:table-cell>
          <table:table-cell office:value-type="float" office:value="21.7647058823529" calcext:value-type="float">
            <text:p>21,7647058823529</text:p>
          </table:table-cell>
          <table:table-cell office:value-type="float" office:value="24.1764705882353" calcext:value-type="float">
            <text:p>24,1764705882353</text:p>
          </table:table-cell>
          <table:table-cell office:value-type="float" office:value="0.894496336581288" calcext:value-type="float">
            <text:p>0,894496336581288</text:p>
          </table:table-cell>
          <table:table-cell/>
          <table:table-cell office:value-type="string" calcext:value-type="string">
            <text:p>moy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 calcext:value-type="string">
            <text:p>vitesse_affichage = 60</text:p>
            <text:p>simulation_active = True</text:p>
            <text:p>val_aleatoire = 20 # correspond au déplacement max des points d'un instant à l'autre</text:p>
            <text:p>rayon_cercle = 1</text:p>
            <text:p/>
            <text:p># nombre d'habitants au départ</text:p>
            <text:p>nbvert, nbjaune, nbrouge, nbrat, nbmort = 1000, 0, 0, 100, 0</text:p>
            <text:p>nbtot = nbrouge+nbvert+nbjaune+nbrat+nbmort</text:p>
            <text:p># facteurs de chance (ex : factjr = facteur de jaune en rouge)</text:p>
            <text:p>factjr = 0,4</text:p>
            <text:p>factjv = 0,05</text:p>
            <text:p>factjn = 0,4</text:p>
            <text:p>factrn = 1</text:p>
            <text:p>factgn = 1</text:p>
            <text:p>Factvr = 0,9</text:p>
            <text:p>factgvj = 0,1</text:p>
            <text:p># temps d'attente (ex : tattjr = temps d'attente de jaune en rouge)</text:p>
            <text:p>tattjr = 4000</text:p>
            <text:p>tattjv = 2000</text:p>
            <text:p>tattjn = 4000</text:p>
            <text:p>tattrn = 1500</text:p>
            <text:p>tattgn = 50000</text:p>
            <text:p/>
          </table:table-cell>
          <table:table-cell table:number-columns-repeated="101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56" calcext:value-type="float">
            <text:p>856</text:p>
          </table:table-cell>
          <table:table-cell office:value-type="float" office:value="60" calcext:value-type="float">
            <text:p>60</text:p>
          </table:table-cell>
          <table:table-cell office:value-type="float" office:value="112" calcext:value-type="float">
            <text:p>112</text:p>
          </table:table-cell>
          <table:table-cell office:value-type="float" office:value="0.535714285714286" calcext:value-type="float">
            <text:p>0,535714285714286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76" calcext:value-type="float">
            <text:p>876</text:p>
          </table:table-cell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  <table:table-cell office:value-type="float" office:value="0.442105263157895" calcext:value-type="float">
            <text:p>0,442105263157895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64" calcext:value-type="float">
            <text:p>864</text:p>
          </table:table-cell>
          <table:table-cell office:value-type="float" office:value="53" calcext:value-type="float">
            <text:p>53</text:p>
          </table:table-cell>
          <table:table-cell office:value-type="float" office:value="101" calcext:value-type="float">
            <text:p>101</text:p>
          </table:table-cell>
          <table:table-cell office:value-type="float" office:value="0.524752475247525" calcext:value-type="float">
            <text:p>0,524752475247525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14" calcext:value-type="float">
            <text:p>814</text:p>
          </table:table-cell>
          <table:table-cell office:value-type="float" office:value="103" calcext:value-type="float">
            <text:p>103</text:p>
          </table:table-cell>
          <table:table-cell office:value-type="float" office:value="155" calcext:value-type="float">
            <text:p>155</text:p>
          </table:table-cell>
          <table:table-cell office:value-type="float" office:value="0.664516129032258" calcext:value-type="float">
            <text:p>0,664516129032258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80" calcext:value-type="float">
            <text:p>880</text:p>
          </table:table-cell>
          <table:table-cell office:value-type="float" office:value="48" calcext:value-type="float">
            <text:p>48</text:p>
          </table:table-cell>
          <table:table-cell office:value-type="float" office:value="89" calcext:value-type="float">
            <text:p>89</text:p>
          </table:table-cell>
          <table:table-cell office:value-type="float" office:value="0.539325842696629" calcext:value-type="float">
            <text:p>0,539325842696629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27" calcext:value-type="float">
            <text:p>827</text:p>
          </table:table-cell>
          <table:table-cell office:value-type="float" office:value="84" calcext:value-type="float">
            <text:p>84</text:p>
          </table:table-cell>
          <table:table-cell office:value-type="float" office:value="144" calcext:value-type="float">
            <text:p>144</text:p>
          </table:table-cell>
          <table:table-cell office:value-type="float" office:value="0.583333333333333" calcext:value-type="float">
            <text:p>0,583333333333333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71" calcext:value-type="float">
            <text:p>871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0.597701149425287" calcext:value-type="float">
            <text:p>0,597701149425287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79" calcext:value-type="float">
            <text:p>879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office:value-type="float" office:value="0.459770114942529" calcext:value-type="float">
            <text:p>0,459770114942529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30" calcext:value-type="float">
            <text:p>830</text:p>
          </table:table-cell>
          <table:table-cell office:value-type="float" office:value="86" calcext:value-type="float">
            <text:p>86</text:p>
          </table:table-cell>
          <table:table-cell office:value-type="float" office:value="140" calcext:value-type="float">
            <text:p>140</text:p>
          </table:table-cell>
          <table:table-cell office:value-type="float" office:value="0.614285714285714" calcext:value-type="float">
            <text:p>0,614285714285714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68" calcext:value-type="float">
            <text:p>668</text:p>
          </table:table-cell>
          <table:table-cell office:value-type="float" office:value="253" calcext:value-type="float">
            <text:p>253</text:p>
          </table:table-cell>
          <table:table-cell office:value-type="float" office:value="302" calcext:value-type="float">
            <text:p>302</text:p>
          </table:table-cell>
          <table:table-cell office:value-type="float" office:value="0.837748344370861" calcext:value-type="float">
            <text:p>0,837748344370861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21" calcext:value-type="float">
            <text:p>821</text:p>
          </table:table-cell>
          <table:table-cell office:value-type="float" office:value="94" calcext:value-type="float">
            <text:p>94</text:p>
          </table:table-cell>
          <table:table-cell office:value-type="float" office:value="142" calcext:value-type="float">
            <text:p>142</text:p>
          </table:table-cell>
          <table:table-cell office:value-type="float" office:value="0.661971830985916" calcext:value-type="float">
            <text:p>0,661971830985916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35.090909090909" calcext:value-type="float">
            <text:p>835,090909090909</text:p>
          </table:table-cell>
          <table:table-cell office:value-type="float" office:value="83.1818181818182" calcext:value-type="float">
            <text:p>83,1818181818182</text:p>
          </table:table-cell>
          <table:table-cell office:value-type="float" office:value="132.181818181818" calcext:value-type="float">
            <text:p>132,181818181818</text:p>
          </table:table-cell>
          <table:table-cell office:value-type="float" office:value="0.587384043926567" calcext:value-type="float">
            <text:p>0,587384043926567</text:p>
          </table:table-cell>
          <table:table-cell/>
          <table:table-cell office:value-type="string" calcext:value-type="string">
            <text:p>moy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790" calcext:value-type="float">
            <text:p>790</text:p>
          </table:table-cell>
          <table:table-cell office:value-type="float" office:value="837" calcext:value-type="float">
            <text:p>837</text:p>
          </table:table-cell>
          <table:table-cell office:value-type="float" office:value="0.943847072879331" calcext:value-type="float">
            <text:p>0,94384707287933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27" calcext:value-type="float">
            <text:p>227</text:p>
          </table:table-cell>
          <table:table-cell office:value-type="float" office:value="647" calcext:value-type="float">
            <text:p>647</text:p>
          </table:table-cell>
          <table:table-cell office:value-type="float" office:value="714" calcext:value-type="float">
            <text:p>714</text:p>
          </table:table-cell>
          <table:table-cell office:value-type="float" office:value="0.906162464985994" calcext:value-type="float">
            <text:p>0,90616246498599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87" calcext:value-type="float">
            <text:p>187</text:p>
          </table:table-cell>
          <table:table-cell office:value-type="float" office:value="682" calcext:value-type="float">
            <text:p>682</text:p>
          </table:table-cell>
          <table:table-cell office:value-type="float" office:value="753" calcext:value-type="float">
            <text:p>753</text:p>
          </table:table-cell>
          <table:table-cell office:value-type="float" office:value="0.905710491367862" calcext:value-type="float">
            <text:p>0,90571049136786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1168" calcext:value-type="float">
            <text:p>1168</text:p>
          </table:table-cell>
          <table:table-cell office:value-type="float" office:value="1306" calcext:value-type="float">
            <text:p>1306</text:p>
          </table:table-cell>
          <table:table-cell office:value-type="float" office:value="0.894333843797856" calcext:value-type="float">
            <text:p>0,89433384379785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37" calcext:value-type="float">
            <text:p>137</text:p>
          </table:table-cell>
          <table:table-cell office:value-type="float" office:value="1117" calcext:value-type="float">
            <text:p>1117</text:p>
          </table:table-cell>
          <table:table-cell office:value-type="float" office:value="1249" calcext:value-type="float">
            <text:p>1249</text:p>
          </table:table-cell>
          <table:table-cell office:value-type="float" office:value="0.894315452361889" calcext:value-type="float">
            <text:p>0,89431545236188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09" calcext:value-type="float">
            <text:p>109</text:p>
          </table:table-cell>
          <table:table-cell office:value-type="float" office:value="1255" calcext:value-type="float">
            <text:p>1255</text:p>
          </table:table-cell>
          <table:table-cell office:value-type="float" office:value="1320" calcext:value-type="float">
            <text:p>1320</text:p>
          </table:table-cell>
          <table:table-cell office:value-type="float" office:value="0.950757575757576" calcext:value-type="float">
            <text:p>0,95075757575757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1326" calcext:value-type="float">
            <text:p>1326</text:p>
          </table:table-cell>
          <table:table-cell office:value-type="float" office:value="1369" calcext:value-type="float">
            <text:p>1369</text:p>
          </table:table-cell>
          <table:table-cell office:value-type="float" office:value="0.968590211833455" calcext:value-type="float">
            <text:p>0,968590211833455</text:p>
          </table:table-cell>
          <table:table-cell table:number-columns-repeated="1017"/>
        </table:table-row>
        <table:table-row table:style-name="ro2">
          <table:table-cell table:number-columns-repeated="8"/>
          <table:table-cell office:value-type="string" calcext:value-type="string">
            <text:p>vitesse_affichage = 60</text:p>
            <text:p>simulation_active = True</text:p>
            <text:p>val_aleatoire = 20 # correspond au déplacement max des points d'un instant à l'autre</text:p>
            <text:p>rayon_cercle = 2</text:p>
            <text:p/>
            <text:p># nombre d'habitants au départ</text:p>
            <text:p>nbvert, nbjaune, nbrouge, nbrat, nbmort = 1500, 0, 0, 150, 0</text:p>
            <text:p>nbtot = nbrouge+nbvert+nbjaune+nbrat+nbmort</text:p>
            <text:p># facteurs de chance (ex : factjr = facteur de jaune en rouge)</text:p>
            <text:p>factjr = 0,4</text:p>
            <text:p>factjv = 0,05</text:p>
            <text:p>factjn = 0,4</text:p>
            <text:p>factrn = 1</text:p>
            <text:p>factgn = 1</text:p>
            <text:p>Factvr = 0,9</text:p>
            <text:p>factgvj = 0,1</text:p>
            <text:p># temps d'attente (ex : tattjr = temps d'attente de jaune en rouge)</text:p>
            <text:p>tattjr = 4000</text:p>
            <text:p>tattjv = 2000</text:p>
            <text:p>tattjn = 4000</text:p>
            <text:p>tattrn = 1500</text:p>
            <text:p>Tattgn = 70000</text:p>
            <text:p/>
          </table:table-cell>
          <table:table-cell table:number-columns-repeated="1015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1388" calcext:value-type="float">
            <text:p>138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1235" calcext:value-type="float">
            <text:p>1235</text:p>
          </table:table-cell>
          <table:table-cell office:value-type="float" office:value="1318" calcext:value-type="float">
            <text:p>1318</text:p>
          </table:table-cell>
          <table:table-cell office:value-type="float" office:value="0.937025796661608" calcext:value-type="float">
            <text:p>0,937025796661608</text:p>
          </table:table-cell>
          <table:table-cell table:number-columns-repeated="101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1289" calcext:value-type="float">
            <text:p>1289</text:p>
          </table:table-cell>
          <table:table-cell office:value-type="float" office:value="1381" calcext:value-type="float">
            <text:p>1381</text:p>
          </table:table-cell>
          <table:table-cell office:value-type="float" office:value="0.933381607530775" calcext:value-type="float">
            <text:p>0,933381607530775</text:p>
          </table:table-cell>
          <table:table-cell table:number-columns-repeated="101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104" calcext:value-type="float">
            <text:p>104</text:p>
          </table:table-cell>
          <table:table-cell office:value-type="float" office:value="1271" calcext:value-type="float">
            <text:p>1271</text:p>
          </table:table-cell>
          <table:table-cell office:value-type="float" office:value="1319" calcext:value-type="float">
            <text:p>1319</text:p>
          </table:table-cell>
          <table:table-cell office:value-type="float" office:value="0.963608794541319" calcext:value-type="float">
            <text:p>0,963608794541319</text:p>
          </table:table-cell>
          <table:table-cell table:number-columns-repeated="101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117" calcext:value-type="float">
            <text:p>117</text:p>
          </table:table-cell>
          <table:table-cell office:value-type="float" office:value="1226" calcext:value-type="float">
            <text:p>1226</text:p>
          </table:table-cell>
          <table:table-cell office:value-type="float" office:value="1297" calcext:value-type="float">
            <text:p>1297</text:p>
          </table:table-cell>
          <table:table-cell office:value-type="float" office:value="0.945258288357749" calcext:value-type="float">
            <text:p>0,945258288357749</text:p>
          </table:table-cell>
          <table:table-cell table:number-columns-repeated="101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1266" calcext:value-type="float">
            <text:p>1266</text:p>
          </table:table-cell>
          <table:table-cell office:value-type="float" office:value="1348" calcext:value-type="float">
            <text:p>1348</text:p>
          </table:table-cell>
          <table:table-cell office:value-type="float" office:value="0.939169139465875" calcext:value-type="float">
            <text:p>0,939169139465875</text:p>
          </table:table-cell>
          <table:table-cell table:number-columns-repeated="101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129" calcext:value-type="float">
            <text:p>129</text:p>
          </table:table-cell>
          <table:table-cell office:value-type="float" office:value="1171" calcext:value-type="float">
            <text:p>1171</text:p>
          </table:table-cell>
          <table:table-cell office:value-type="float" office:value="1281" calcext:value-type="float">
            <text:p>1281</text:p>
          </table:table-cell>
          <table:table-cell office:value-type="float" office:value="0.914129586260734" calcext:value-type="float">
            <text:p>0,914129586260734</text:p>
          </table:table-cell>
          <table:table-cell table:number-columns-repeated="101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0.957926371149512" calcext:value-type="float">
            <text:p>0,957926371149512</text:p>
          </table:table-cell>
          <table:table-cell table:number-columns-repeated="101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298" calcext:value-type="float">
            <text:p>1298</text:p>
          </table:table-cell>
          <table:table-cell office:value-type="float" office:value="1328" calcext:value-type="float">
            <text:p>1328</text:p>
          </table:table-cell>
          <table:table-cell office:value-type="float" office:value="0.977409638554217" calcext:value-type="float">
            <text:p>0,977409638554217</text:p>
          </table:table-cell>
          <table:table-cell table:number-columns-repeated="101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90.2222222222222" calcext:value-type="float">
            <text:p>90,2222222222222</text:p>
          </table:table-cell>
          <table:table-cell office:value-type="float" office:value="1268.77777777778" calcext:value-type="float">
            <text:p>1268,77777777778</text:p>
          </table:table-cell>
          <table:table-cell office:value-type="float" office:value="1332.33333333333" calcext:value-type="float">
            <text:p>1332,33333333333</text:p>
          </table:table-cell>
          <table:table-cell office:value-type="float" office:value="0.951989913613532" calcext:value-type="float">
            <text:p>0,951989913613532</text:p>
          </table:table-cell>
          <table:table-cell/>
          <table:table-cell office:value-type="string" calcext:value-type="string">
            <text:p>moy</text:p>
          </table:table-cell>
          <table:table-cell table:number-columns-repeated="1015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table:number-columns-repeated="102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1292" calcext:value-type="float">
            <text:p>1292</text:p>
          </table:table-cell>
          <table:table-cell office:value-type="float" office:value="1346" calcext:value-type="float">
            <text:p>1346</text:p>
          </table:table-cell>
          <table:table-cell office:value-type="float" office:value="0.959881129271917" calcext:value-type="float">
            <text:p>0,959881129271917</text:p>
          </table:table-cell>
          <table:table-cell table:number-columns-repeated="101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276" calcext:value-type="float">
            <text:p>1276</text:p>
          </table:table-cell>
          <table:table-cell office:value-type="float" office:value="1337" calcext:value-type="float">
            <text:p>1337</text:p>
          </table:table-cell>
          <table:table-cell office:value-type="float" office:value="0.954375467464473" calcext:value-type="float">
            <text:p>0,954375467464473</text:p>
          </table:table-cell>
          <table:table-cell table:number-columns-repeated="101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1269" calcext:value-type="float">
            <text:p>1269</text:p>
          </table:table-cell>
          <table:table-cell office:value-type="float" office:value="1348" calcext:value-type="float">
            <text:p>1348</text:p>
          </table:table-cell>
          <table:table-cell office:value-type="float" office:value="0.941394658753709" calcext:value-type="float">
            <text:p>0,941394658753709</text:p>
          </table:table-cell>
          <table:table-cell table:number-columns-repeated="101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1313" calcext:value-type="float">
            <text:p>1313</text:p>
          </table:table-cell>
          <table:table-cell office:value-type="float" office:value="1357" calcext:value-type="float">
            <text:p>1357</text:p>
          </table:table-cell>
          <table:table-cell office:value-type="float" office:value="0.967575534266765" calcext:value-type="float">
            <text:p>0,967575534266765</text:p>
          </table:table-cell>
          <table:table-cell table:number-columns-repeated="101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305" calcext:value-type="float">
            <text:p>1305</text:p>
          </table:table-cell>
          <table:table-cell office:value-type="float" office:value="1373" calcext:value-type="float">
            <text:p>1373</text:p>
          </table:table-cell>
          <table:table-cell office:value-type="float" office:value="0.95047341587764" calcext:value-type="float">
            <text:p>0,95047341587764</text:p>
          </table:table-cell>
          <table:table-cell table:number-columns-repeated="101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1397" calcext:value-type="float">
            <text:p>1397</text:p>
          </table:table-cell>
          <table:table-cell office:value-type="float" office:value="1407" calcext:value-type="float">
            <text:p>1407</text:p>
          </table:table-cell>
          <table:table-cell office:value-type="float" office:value="0.992892679459844" calcext:value-type="float">
            <text:p>0,992892679459844</text:p>
          </table:table-cell>
          <table:table-cell table:number-columns-repeated="101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1330" calcext:value-type="float">
            <text:p>1330</text:p>
          </table:table-cell>
          <table:table-cell office:value-type="float" office:value="1371" calcext:value-type="float">
            <text:p>1371</text:p>
          </table:table-cell>
          <table:table-cell office:value-type="float" office:value="0.970094821298322" calcext:value-type="float">
            <text:p>0,970094821298322</text:p>
          </table:table-cell>
          <table:table-cell table:number-columns-repeated="101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1336" calcext:value-type="float">
            <text:p>1336</text:p>
          </table:table-cell>
          <table:table-cell office:value-type="float" office:value="1382" calcext:value-type="float">
            <text:p>1382</text:p>
          </table:table-cell>
          <table:table-cell office:value-type="float" office:value="0.96671490593343" calcext:value-type="float">
            <text:p>0,96671490593343</text:p>
          </table:table-cell>
          <table:table-cell table:number-columns-repeated="101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1342" calcext:value-type="float">
            <text:p>1342</text:p>
          </table:table-cell>
          <table:table-cell office:value-type="float" office:value="1397" calcext:value-type="float">
            <text:p>1397</text:p>
          </table:table-cell>
          <table:table-cell office:value-type="float" office:value="0.960629921259842" calcext:value-type="float">
            <text:p>0,960629921259842</text:p>
          </table:table-cell>
          <table:table-cell table:number-columns-repeated="101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1335" calcext:value-type="float">
            <text:p>1335</text:p>
          </table:table-cell>
          <table:table-cell office:value-type="float" office:value="1383" calcext:value-type="float">
            <text:p>1383</text:p>
          </table:table-cell>
          <table:table-cell office:value-type="float" office:value="0.96529284164859" calcext:value-type="float">
            <text:p>0,96529284164859</text:p>
          </table:table-cell>
          <table:table-cell table:number-columns-repeated="101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1338" calcext:value-type="float">
            <text:p>1338</text:p>
          </table:table-cell>
          <table:table-cell office:value-type="float" office:value="1392" calcext:value-type="float">
            <text:p>1392</text:p>
          </table:table-cell>
          <table:table-cell office:value-type="float" office:value="0.961206896551724" calcext:value-type="float">
            <text:p>0,961206896551724</text:p>
          </table:table-cell>
          <table:table-cell table:number-columns-repeated="101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1309" calcext:value-type="float">
            <text:p>1309</text:p>
          </table:table-cell>
          <table:table-cell office:value-type="float" office:value="1382" calcext:value-type="float">
            <text:p>1382</text:p>
          </table:table-cell>
          <table:table-cell office:value-type="float" office:value="0.947178002894356" calcext:value-type="float">
            <text:p>0,947178002894356</text:p>
          </table:table-cell>
          <table:table-cell table:number-columns-repeated="101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1314" calcext:value-type="float">
            <text:p>1314</text:p>
          </table:table-cell>
          <table:table-cell office:value-type="float" office:value="1375" calcext:value-type="float">
            <text:p>1375</text:p>
          </table:table-cell>
          <table:table-cell office:value-type="float" office:value="0.955636363636364" calcext:value-type="float">
            <text:p>0,955636363636364</text:p>
          </table:table-cell>
          <table:table-cell table:number-columns-repeated="101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283" calcext:value-type="float">
            <text:p>1283</text:p>
          </table:table-cell>
          <table:table-cell office:value-type="float" office:value="1355" calcext:value-type="float">
            <text:p>1355</text:p>
          </table:table-cell>
          <table:table-cell office:value-type="float" office:value="0.946863468634686" calcext:value-type="float">
            <text:p>0,946863468634686</text:p>
          </table:table-cell>
          <table:table-cell table:number-columns-repeated="101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1253" calcext:value-type="float">
            <text:p>1253</text:p>
          </table:table-cell>
          <table:table-cell office:value-type="float" office:value="1360" calcext:value-type="float">
            <text:p>1360</text:p>
          </table:table-cell>
          <table:table-cell office:value-type="float" office:value="0.921323529411765" calcext:value-type="float">
            <text:p>0,921323529411765</text:p>
          </table:table-cell>
          <table:table-cell table:number-columns-repeated="101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89" calcext:value-type="float">
            <text:p>1589</text:p>
          </table:table-cell>
          <table:table-cell office:value-type="float" office:value="1476" calcext:value-type="float">
            <text:p>1476</text:p>
          </table:table-cell>
          <table:table-cell office:value-type="float" office:value="1.07655826558266" calcext:value-type="float">
            <text:p>1,07655826558266</text:p>
          </table:table-cell>
          <table:table-cell table:number-columns-repeated="101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1298" calcext:value-type="float">
            <text:p>1298</text:p>
          </table:table-cell>
          <table:table-cell office:value-type="float" office:value="1370" calcext:value-type="float">
            <text:p>1370</text:p>
          </table:table-cell>
          <table:table-cell office:value-type="float" office:value="0.947445255474453" calcext:value-type="float">
            <text:p>0,947445255474453</text:p>
          </table:table-cell>
          <table:table-cell table:number-columns-repeated="101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1486" calcext:value-type="float">
            <text:p>1486</text:p>
          </table:table-cell>
          <table:table-cell office:value-type="float" office:value="1.07671601615074" calcext:value-type="float">
            <text:p>1,07671601615074</text:p>
          </table:table-cell>
          <table:table-cell table:number-columns-repeated="101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572" calcext:value-type="float">
            <text:p>1572</text:p>
          </table:table-cell>
          <table:table-cell office:value-type="float" office:value="1479" calcext:value-type="float">
            <text:p>1479</text:p>
          </table:table-cell>
          <table:table-cell office:value-type="float" office:value="1.06288032454361" calcext:value-type="float">
            <text:p>1,0628803245436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46" calcext:value-type="float">
            <text:p>1046</text:p>
          </table:table-cell>
          <table:table-cell office:value-type="float" office:value="992" calcext:value-type="float">
            <text:p>992</text:p>
          </table:table-cell>
          <table:table-cell office:value-type="float" office:value="1.05443548387097" calcext:value-type="float">
            <text:p>1,05443548387097</text:p>
          </table:table-cell>
          <table:table-cell table:number-columns-repeated="101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28" calcext:value-type="float">
            <text:p>1028</text:p>
          </table:table-cell>
          <table:table-cell office:value-type="float" office:value="984" calcext:value-type="float">
            <text:p>984</text:p>
          </table:table-cell>
          <table:table-cell office:value-type="float" office:value="1.04471544715447" calcext:value-type="float">
            <text:p>1,04471544715447</text:p>
          </table:table-cell>
          <table:table-cell table:number-columns-repeated="101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office:value-type="float" office:value="965" calcext:value-type="float">
            <text:p>965</text:p>
          </table:table-cell>
          <table:table-cell office:value-type="float" office:value="1.03626943005181" calcext:value-type="float">
            <text:p>1,03626943005181</text:p>
          </table:table-cell>
          <table:table-cell table:number-columns-repeated="101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15" calcext:value-type="float">
            <text:p>1015</text:p>
          </table:table-cell>
          <table:table-cell office:value-type="float" office:value="982" calcext:value-type="float">
            <text:p>982</text:p>
          </table:table-cell>
          <table:table-cell office:value-type="float" office:value="1.03360488798371" calcext:value-type="float">
            <text:p>1,0336048879837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937" calcext:value-type="float">
            <text:p>937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0.924528301886793" calcext:value-type="float">
            <text:p>0,924528301886793</text:p>
          </table:table-cell>
          <table:table-cell table:number-columns-repeated="101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office:value-type="float" office:value="729" calcext:value-type="float">
            <text:p>729</text:p>
          </table:table-cell>
          <table:table-cell office:value-type="float" office:value="785" calcext:value-type="float">
            <text:p>785</text:p>
          </table:table-cell>
          <table:table-cell office:value-type="float" office:value="0.928662420382166" calcext:value-type="float">
            <text:p>0,928662420382166</text:p>
          </table:table-cell>
          <table:table-cell table:number-columns-repeated="101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float" office:value="790" calcext:value-type="float">
            <text:p>790</text:p>
          </table:table-cell>
          <table:table-cell office:value-type="float" office:value="811" calcext:value-type="float">
            <text:p>811</text:p>
          </table:table-cell>
          <table:table-cell office:value-type="float" office:value="0.974106041923551" calcext:value-type="float">
            <text:p>0,974106041923551</text:p>
          </table:table-cell>
          <table:table-cell table:number-columns-repeated="101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765" calcext:value-type="float">
            <text:p>765</text:p>
          </table:table-cell>
          <table:table-cell office:value-type="float" office:value="783" calcext:value-type="float">
            <text:p>783</text:p>
          </table:table-cell>
          <table:table-cell office:value-type="float" office:value="0.977011494252874" calcext:value-type="float">
            <text:p>0,977011494252874</text:p>
          </table:table-cell>
          <table:table-cell table:number-columns-repeated="101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758" calcext:value-type="float">
            <text:p>758</text:p>
          </table:table-cell>
          <table:table-cell office:value-type="float" office:value="867" calcext:value-type="float">
            <text:p>867</text:p>
          </table:table-cell>
          <table:table-cell office:value-type="float" office:value="0.874279123414071" calcext:value-type="float">
            <text:p>0,874279123414071</text:p>
          </table:table-cell>
          <table:table-cell table:number-columns-repeated="101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823" calcext:value-type="float">
            <text:p>823</text:p>
          </table:table-cell>
          <table:table-cell office:value-type="float" office:value="818" calcext:value-type="float">
            <text:p>818</text:p>
          </table:table-cell>
          <table:table-cell office:value-type="float" office:value="1.00611246943765" calcext:value-type="float">
            <text:p>1,00611246943765</text:p>
          </table:table-cell>
          <table:table-cell table:number-columns-repeated="101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office:value-type="float" office:value="854" calcext:value-type="float">
            <text:p>854</text:p>
          </table:table-cell>
          <table:table-cell office:value-type="float" office:value="1.0655737704918" calcext:value-type="float">
            <text:p>1,0655737704918</text:p>
          </table:table-cell>
          <table:table-cell table:number-columns-repeated="101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558" calcext:value-type="float">
            <text:p>558</text:p>
          </table:table-cell>
          <table:table-cell office:value-type="float" office:value="1125" calcext:value-type="float">
            <text:p>1125</text:p>
          </table:table-cell>
          <table:table-cell office:value-type="float" office:value="702" calcext:value-type="float">
            <text:p>702</text:p>
          </table:table-cell>
          <table:table-cell office:value-type="float" office:value="1.6025641025641" calcext:value-type="float">
            <text:p>1,6025641025641</text:p>
          </table:table-cell>
          <table:table-cell table:number-columns-repeated="101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537" calcext:value-type="float">
            <text:p>537</text:p>
          </table:table-cell>
          <table:table-cell office:value-type="float" office:value="988" calcext:value-type="float">
            <text:p>988</text:p>
          </table:table-cell>
          <table:table-cell office:value-type="float" office:value="684" calcext:value-type="float">
            <text:p>684</text:p>
          </table:table-cell>
          <table:table-cell office:value-type="float" office:value="1.44444444444444" calcext:value-type="float">
            <text:p>1,44444444444444</text:p>
          </table:table-cell>
          <table:table-cell table:number-columns-repeated="101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940" calcext:value-type="float">
            <text:p>940</text:p>
          </table:table-cell>
          <table:table-cell office:value-type="float" office:value="170" calcext:value-type="float">
            <text:p>170</text:p>
          </table:table-cell>
          <table:table-cell office:value-type="float" office:value="147" calcext:value-type="float">
            <text:p>147</text:p>
          </table:table-cell>
          <table:table-cell office:value-type="float" office:value="1.15646258503401" calcext:value-type="float">
            <text:p>1,15646258503401</text:p>
          </table:table-cell>
          <table:table-cell table:number-columns-repeated="101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964" calcext:value-type="float">
            <text:p>964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float" office:value="0.92156862745098" calcext:value-type="float">
            <text:p>0,92156862745098</text:p>
          </table:table-cell>
          <table:table-cell table:number-columns-repeated="101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table:number-columns-repeated="1022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84" calcext:value-type="float">
            <text:p>884</text:p>
          </table:table-cell>
          <table:table-cell office:value-type="float" office:value="294" calcext:value-type="float">
            <text:p>294</text:p>
          </table:table-cell>
          <table:table-cell office:value-type="float" office:value="248" calcext:value-type="float">
            <text:p>248</text:p>
          </table:table-cell>
          <table:table-cell office:value-type="float" office:value="1.18548387096774" calcext:value-type="float">
            <text:p>1,18548387096774</text:p>
          </table:table-cell>
          <table:table-cell/>
          <table:table-cell office:value-type="string" calcext:value-type="string">
            <text:p>factjr = 0,4</text:p>
            <text:p>factjv = 0,15</text:p>
            <text:p>factjn = 0,4</text:p>
            <text:p>factrn = 1</text:p>
            <text:p>factrv = 0,15</text:p>
            <text:p>factgn = 1</text:p>
            <text:p>factvr = 0,8</text:p>
            <text:p>factgvj = 0,1</text:p>
            <text:p># temps d'attente (ex : tattjr = temps d'attente de jaune en rouge) en millisecondes</text:p>
            <text:p>tattjr = 4000</text:p>
            <text:p>tattjv = 1000</text:p>
            <text:p>tattjn = 4000</text:p>
            <text:p>tattrn = 1500</text:p>
            <text:p>tattrv = 1000</text:p>
            <text:p>tattgn = 2000</text:p>
            <text:p/>
          </table:table-cell>
          <table:table-cell table:number-columns-repeated="101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21" calcext:value-type="float">
            <text:p>821</text:p>
          </table:table-cell>
          <table:table-cell office:value-type="float" office:value="573" calcext:value-type="float">
            <text:p>573</text:p>
          </table:table-cell>
          <table:table-cell office:value-type="float" office:value="394" calcext:value-type="float">
            <text:p>394</text:p>
          </table:table-cell>
          <table:table-cell office:value-type="float" office:value="1.45431472081218" calcext:value-type="float">
            <text:p>1,45431472081218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75" calcext:value-type="float">
            <text:p>875</text:p>
          </table:table-cell>
          <table:table-cell office:value-type="float" office:value="364" calcext:value-type="float">
            <text:p>364</text:p>
          </table:table-cell>
          <table:table-cell office:value-type="float" office:value="284" calcext:value-type="float">
            <text:p>284</text:p>
          </table:table-cell>
          <table:table-cell office:value-type="float" office:value="1.28169014084507" calcext:value-type="float">
            <text:p>1,28169014084507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33" calcext:value-type="float">
            <text:p>833</text:p>
          </table:table-cell>
          <table:table-cell office:value-type="float" office:value="532" calcext:value-type="float">
            <text:p>532</text:p>
          </table:table-cell>
          <table:table-cell office:value-type="float" office:value="383" calcext:value-type="float">
            <text:p>383</text:p>
          </table:table-cell>
          <table:table-cell office:value-type="float" office:value="1.38903394255875" calcext:value-type="float">
            <text:p>1,38903394255875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54" calcext:value-type="float">
            <text:p>854</text:p>
          </table:table-cell>
          <table:table-cell office:value-type="float" office:value="381" calcext:value-type="float">
            <text:p>381</text:p>
          </table:table-cell>
          <table:table-cell office:value-type="float" office:value="302" calcext:value-type="float">
            <text:p>302</text:p>
          </table:table-cell>
          <table:table-cell office:value-type="float" office:value="1.26158940397351" calcext:value-type="float">
            <text:p>1,26158940397351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927" calcext:value-type="float">
            <text:p>927</text:p>
          </table:table-cell>
          <table:table-cell office:value-type="float" office:value="129" calcext:value-type="float">
            <text:p>129</text:p>
          </table:table-cell>
          <table:table-cell office:value-type="float" office:value="149" calcext:value-type="float">
            <text:p>149</text:p>
          </table:table-cell>
          <table:table-cell office:value-type="float" office:value="0.865771812080537" calcext:value-type="float">
            <text:p>0,865771812080537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73" calcext:value-type="float">
            <text:p>873</text:p>
          </table:table-cell>
          <table:table-cell office:value-type="float" office:value="414" calcext:value-type="float">
            <text:p>414</text:p>
          </table:table-cell>
          <table:table-cell office:value-type="float" office:value="295" calcext:value-type="float">
            <text:p>295</text:p>
          </table:table-cell>
          <table:table-cell office:value-type="float" office:value="1.40338983050847" calcext:value-type="float">
            <text:p>1,40338983050847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93" calcext:value-type="float">
            <text:p>893</text:p>
          </table:table-cell>
          <table:table-cell office:value-type="float" office:value="341" calcext:value-type="float">
            <text:p>341</text:p>
          </table:table-cell>
          <table:table-cell office:value-type="float" office:value="270" calcext:value-type="float">
            <text:p>270</text:p>
          </table:table-cell>
          <table:table-cell office:value-type="float" office:value="1.26296296296296" calcext:value-type="float">
            <text:p>1,26296296296296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88" calcext:value-type="float">
            <text:p>888</text:p>
          </table:table-cell>
          <table:table-cell office:value-type="float" office:value="265" calcext:value-type="float">
            <text:p>265</text:p>
          </table:table-cell>
          <table:table-cell office:value-type="float" office:value="224" calcext:value-type="float">
            <text:p>224</text:p>
          </table:table-cell>
          <table:table-cell office:value-type="float" office:value="1.18303571428571" calcext:value-type="float">
            <text:p>1,18303571428571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785" calcext:value-type="float">
            <text:p>785</text:p>
          </table:table-cell>
          <table:table-cell office:value-type="float" office:value="736" calcext:value-type="float">
            <text:p>736</text:p>
          </table:table-cell>
          <table:table-cell office:value-type="float" office:value="493" calcext:value-type="float">
            <text:p>493</text:p>
          </table:table-cell>
          <table:table-cell office:value-type="float" office:value="1.49290060851927" calcext:value-type="float">
            <text:p>1,49290060851927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933" calcext:value-type="float">
            <text:p>933</text:p>
          </table:table-cell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office:value-type="float" office:value="0.92436974789916" calcext:value-type="float">
            <text:p>0,92436974789916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05" calcext:value-type="float">
            <text:p>805</text:p>
          </table:table-cell>
          <table:table-cell office:value-type="float" office:value="695" calcext:value-type="float">
            <text:p>695</text:p>
          </table:table-cell>
          <table:table-cell office:value-type="float" office:value="442" calcext:value-type="float">
            <text:p>442</text:p>
          </table:table-cell>
          <table:table-cell office:value-type="float" office:value="1.57239819004525" calcext:value-type="float">
            <text:p>1,57239819004525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88" calcext:value-type="float">
            <text:p>888</text:p>
          </table:table-cell>
          <table:table-cell office:value-type="float" office:value="353" calcext:value-type="float">
            <text:p>353</text:p>
          </table:table-cell>
          <table:table-cell office:value-type="float" office:value="277" calcext:value-type="float">
            <text:p>277</text:p>
          </table:table-cell>
          <table:table-cell office:value-type="float" office:value="1.27436823104693" calcext:value-type="float">
            <text:p>1,27436823104693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71" calcext:value-type="float">
            <text:p>871</text:p>
          </table:table-cell>
          <table:table-cell office:value-type="float" office:value="332" calcext:value-type="float">
            <text:p>332</text:p>
          </table:table-cell>
          <table:table-cell office:value-type="float" office:value="278" calcext:value-type="float">
            <text:p>278</text:p>
          </table:table-cell>
          <table:table-cell office:value-type="float" office:value="1.19424460431655" calcext:value-type="float">
            <text:p>1,19424460431655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20" calcext:value-type="float">
            <text:p>820</text:p>
          </table:table-cell>
          <table:table-cell office:value-type="float" office:value="572" calcext:value-type="float">
            <text:p>572</text:p>
          </table:table-cell>
          <table:table-cell office:value-type="float" office:value="378" calcext:value-type="float">
            <text:p>378</text:p>
          </table:table-cell>
          <table:table-cell office:value-type="float" office:value="1.51322751322751" calcext:value-type="float">
            <text:p>1,51322751322751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31" calcext:value-type="float">
            <text:p>831</text:p>
          </table:table-cell>
          <table:table-cell office:value-type="float" office:value="477" calcext:value-type="float">
            <text:p>477</text:p>
          </table:table-cell>
          <table:table-cell office:value-type="float" office:value="369" calcext:value-type="float">
            <text:p>369</text:p>
          </table:table-cell>
          <table:table-cell office:value-type="float" office:value="1.29268292682927" calcext:value-type="float">
            <text:p>1,29268292682927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24" calcext:value-type="float">
            <text:p>824</text:p>
          </table:table-cell>
          <table:table-cell office:value-type="float" office:value="625" calcext:value-type="float">
            <text:p>625</text:p>
          </table:table-cell>
          <table:table-cell office:value-type="float" office:value="426" calcext:value-type="float">
            <text:p>426</text:p>
          </table:table-cell>
          <table:table-cell office:value-type="float" office:value="1.46713615023474" calcext:value-type="float">
            <text:p>1,46713615023474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947" calcext:value-type="float">
            <text:p>947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0.914285714285714" calcext:value-type="float">
            <text:p>0,914285714285714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53" calcext:value-type="float">
            <text:p>853</text:p>
          </table:table-cell>
          <table:table-cell office:value-type="float" office:value="423" calcext:value-type="float">
            <text:p>423</text:p>
          </table:table-cell>
          <table:table-cell office:value-type="float" office:value="321" calcext:value-type="float">
            <text:p>321</text:p>
          </table:table-cell>
          <table:table-cell office:value-type="float" office:value="1.31775700934579" calcext:value-type="float">
            <text:p>1,31775700934579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26" calcext:value-type="float">
            <text:p>826</text:p>
          </table:table-cell>
          <table:table-cell office:value-type="float" office:value="575" calcext:value-type="float">
            <text:p>575</text:p>
          </table:table-cell>
          <table:table-cell office:value-type="float" office:value="396" calcext:value-type="float">
            <text:p>396</text:p>
          </table:table-cell>
          <table:table-cell office:value-type="float" office:value="1.4520202020202" calcext:value-type="float">
            <text:p>1,4520202020202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26" calcext:value-type="float">
            <text:p>826</text:p>
          </table:table-cell>
          <table:table-cell office:value-type="float" office:value="589" calcext:value-type="float">
            <text:p>589</text:p>
          </table:table-cell>
          <table:table-cell office:value-type="float" office:value="390" calcext:value-type="float">
            <text:p>390</text:p>
          </table:table-cell>
          <table:table-cell office:value-type="float" office:value="1.51025641025641" calcext:value-type="float">
            <text:p>1,5102564102564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Test des Résultats presque finaux </text:p>
          </table:table-cell>
          <table:table-cell table:number-columns-repeated="1015"/>
        </table:table-row>
        <table:table-row table:style-name="ro4">
          <table:table-cell table:number-columns-repeated="8"/>
          <table:table-cell office:value-type="string" calcext:value-type="string">
            <text:p>factjr = 0,35</text:p>
            <text:p>factjv = 0,8</text:p>
            <text:p>factjn = 0,55</text:p>
            <text:p>factrn = 1</text:p>
            <text:p>factrv = 0,6</text:p>
            <text:p>factgn = 1</text:p>
            <text:p>factvr = 0,85</text:p>
            <text:p>factgvj = 0,4</text:p>
            <text:p># temps d'attente (ex : tattjr = temps d'attente de jaune en rouge) en millisecondes</text:p>
            <text:p>tattjr = 3500</text:p>
            <text:p>tattjv = 1000</text:p>
            <text:p>tattjn = 4000</text:p>
            <text:p>tattrn = 2500</text:p>
            <text:p>tattrv = 1000</text:p>
            <text:p>tattgn = 350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0.035" calcext:value-type="float">
            <text:p>0,0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ssai 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035" calcext:value-type="float">
            <text:p>0,0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ssai 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035" calcext:value-type="float">
            <text:p>0,03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ssai 3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035" calcext:value-type="float">
            <text:p>0,0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ssai 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035" calcext:value-type="float">
            <text:p>0,0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ssai 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# facteurs de chance (ex : factjr = facteur de jaune en rouge) compris entre 0 et 1</text:p>
            <text:p>factjr = 0,35</text:p>
            <text:p>factjv = 0,6</text:p>
            <text:p>factjn = 0,55</text:p>
            <text:p>factrn = 1</text:p>
            <text:p>factrv = 0,5</text:p>
            <text:p>factgn = 1</text:p>
            <text:p>factvr = 0,85</text:p>
            <text:p>factgvj = 0,4</text:p>
            <text:p># temps d'attente (ex : tattjr = temps d'attente de jaune en rouge) en TOUR DE BOUCLE</text:p>
            <text:p>tattjr = 35</text:p>
            <text:p>tattjv = 10</text:p>
            <text:p>tattjn = 40</text:p>
            <text:p>tattrn = 25</text:p>
            <text:p>tattrv = 10</text:p>
            <text:p>tattgn = 3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0.035" calcext:value-type="float">
            <text:p>0,035</text:p>
          </table:table-cell>
          <table:table-cell office:value-type="float" office:value="55" calcext:value-type="float">
            <text:p>55</text:p>
          </table:table-cell>
          <table:table-cell office:value-type="float" office:value="1747" calcext:value-type="float">
            <text:p>1747</text:p>
          </table:table-cell>
          <table:table-cell office:value-type="float" office:value="992" calcext:value-type="float">
            <text:p>992</text:p>
          </table:table-cell>
          <table:table-cell office:value-type="float" office:value="1.76108870967742" calcext:value-type="float">
            <text:p>1,76108870967742</text:p>
          </table:table-cell>
          <table:table-cell/>
          <table:table-cell office:value-type="string" calcext:value-type="string">
            <text:p>Essai 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035" calcext:value-type="float">
            <text:p>0,035</text:p>
          </table:table-cell>
          <table:table-cell office:value-type="float" office:value="155" calcext:value-type="float">
            <text:p>155</text:p>
          </table:table-cell>
          <table:table-cell office:value-type="float" office:value="2054" calcext:value-type="float">
            <text:p>2054</text:p>
          </table:table-cell>
          <table:table-cell office:value-type="float" office:value="992" calcext:value-type="float">
            <text:p>992</text:p>
          </table:table-cell>
          <table:table-cell office:value-type="float" office:value="2.07056451612903" calcext:value-type="float">
            <text:p>2,07056451612903</text:p>
          </table:table-cell>
          <table:table-cell/>
          <table:table-cell office:value-type="string" calcext:value-type="string">
            <text:p>Essai 7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035" calcext:value-type="float">
            <text:p>0,035</text:p>
          </table:table-cell>
          <table:table-cell office:value-type="float" office:value="162" calcext:value-type="float">
            <text:p>162</text:p>
          </table:table-cell>
          <table:table-cell office:value-type="float" office:value="2187" calcext:value-type="float">
            <text:p>2187</text:p>
          </table:table-cell>
          <table:table-cell office:value-type="float" office:value="993" calcext:value-type="float">
            <text:p>993</text:p>
          </table:table-cell>
          <table:table-cell office:value-type="float" office:value="2.202416918429" calcext:value-type="float">
            <text:p>2,202416918429</text:p>
          </table:table-cell>
          <table:table-cell/>
          <table:table-cell office:value-type="string" calcext:value-type="string">
            <text:p>Essai 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031" calcext:value-type="float">
            <text:p>0,031</text:p>
          </table:table-cell>
          <table:table-cell office:value-type="float" office:value="162" calcext:value-type="float">
            <text:p>162</text:p>
          </table:table-cell>
          <table:table-cell office:value-type="float" office:value="2002" calcext:value-type="float">
            <text:p>2002</text:p>
          </table:table-cell>
          <table:table-cell office:value-type="float" office:value="991" calcext:value-type="float">
            <text:p>991</text:p>
          </table:table-cell>
          <table:table-cell office:value-type="float" office:value="2.02018163471241" calcext:value-type="float">
            <text:p>2,02018163471241</text:p>
          </table:table-cell>
          <table:table-cell/>
          <table:table-cell office:value-type="string" calcext:value-type="string">
            <text:p>Essai 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031" calcext:value-type="float">
            <text:p>0,031</text:p>
          </table:table-cell>
          <table:table-cell office:value-type="float" office:value="311" calcext:value-type="float">
            <text:p>311</text:p>
          </table:table-cell>
          <table:table-cell office:value-type="float" office:value="1597" calcext:value-type="float">
            <text:p>1597</text:p>
          </table:table-cell>
          <table:table-cell office:value-type="float" office:value="955" calcext:value-type="float">
            <text:p>955</text:p>
          </table:table-cell>
          <table:table-cell office:value-type="float" office:value="1.67225130890052" calcext:value-type="float">
            <text:p>1,67225130890052</text:p>
          </table:table-cell>
          <table:table-cell/>
          <table:table-cell office:value-type="string" calcext:value-type="string">
            <text:p>Essai 1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031" calcext:value-type="float">
            <text:p>0,031</text:p>
          </table:table-cell>
          <table:table-cell office:value-type="float" office:value="452" calcext:value-type="float">
            <text:p>452</text:p>
          </table:table-cell>
          <table:table-cell office:value-type="float" office:value="2352" calcext:value-type="float">
            <text:p>2352</text:p>
          </table:table-cell>
          <table:table-cell office:value-type="float" office:value="969" calcext:value-type="float">
            <text:p>969</text:p>
          </table:table-cell>
          <table:table-cell office:value-type="float" office:value="2.42724458204334" calcext:value-type="float">
            <text:p>2,42724458204334</text:p>
          </table:table-cell>
          <table:table-cell/>
          <table:table-cell office:value-type="string" calcext:value-type="string">
            <text:p>Essai 1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031" calcext:value-type="float">
            <text:p>0,031</text:p>
          </table:table-cell>
          <table:table-cell office:value-type="float" office:value="457" calcext:value-type="float">
            <text:p>457</text:p>
          </table:table-cell>
          <table:table-cell office:value-type="float" office:value="2574" calcext:value-type="float">
            <text:p>2574</text:p>
          </table:table-cell>
          <table:table-cell office:value-type="float" office:value="974" calcext:value-type="float">
            <text:p>974</text:p>
          </table:table-cell>
          <table:table-cell office:value-type="float" office:value="2.64271047227926" calcext:value-type="float">
            <text:p>2,64271047227926</text:p>
          </table:table-cell>
          <table:table-cell/>
          <table:table-cell office:value-type="string" calcext:value-type="string">
            <text:p>Essai 1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" office:value-type="string" calcext:value-type="string">
            <text:p>Statistiques finales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factjr = 0,35 factjv = 0,8 factjn = 0,55 factrn = 1 factrv = 0,8 factgn = 1 factvr = 0,6 factgvj = 0,25 tattjr = int(3,5*9) tattjv = int(1,0*9) tattjn = int(4,0*9) tattrn = int(2,5*9) tattrv = int(1,0*9) tattgn = int(3,5*9)</text:p>
          </table:table-cell>
          <table:table-cell table:number-columns-repeated="101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3.44444444444444" calcext:value-type="float">
            <text:p>3,44444444444444</text:p>
          </table:table-cell>
          <table:table-cell office:value-type="float" office:value="470" calcext:value-type="float">
            <text:p>470</text:p>
          </table:table-cell>
          <table:table-cell office:value-type="float" office:value="2666" calcext:value-type="float">
            <text:p>2666</text:p>
          </table:table-cell>
          <table:table-cell office:value-type="float" office:value="978" calcext:value-type="float">
            <text:p>978</text:p>
          </table:table-cell>
          <table:table-cell office:value-type="float" office:value="2.72597137014315" calcext:value-type="float">
            <text:p>2,72597137014315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3.44444444444444" calcext:value-type="float">
            <text:p>3,44444444444444</text:p>
          </table:table-cell>
          <table:table-cell office:value-type="float" office:value="466" calcext:value-type="float">
            <text:p>466</text:p>
          </table:table-cell>
          <table:table-cell office:value-type="float" office:value="2305" calcext:value-type="float">
            <text:p>2305</text:p>
          </table:table-cell>
          <table:table-cell office:value-type="float" office:value="967" calcext:value-type="float">
            <text:p>967</text:p>
          </table:table-cell>
          <table:table-cell office:value-type="float" office:value="2.38366080661841" calcext:value-type="float">
            <text:p>2,38366080661841</text:p>
          </table:table-cell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3.44444444444444" calcext:value-type="float">
            <text:p>3,44444444444444</text:p>
          </table:table-cell>
          <table:table-cell office:value-type="float" office:value="451" calcext:value-type="float">
            <text:p>451</text:p>
          </table:table-cell>
          <table:table-cell office:value-type="float" office:value="2647" calcext:value-type="float">
            <text:p>2647</text:p>
          </table:table-cell>
          <table:table-cell office:value-type="float" office:value="980" calcext:value-type="float">
            <text:p>980</text:p>
          </table:table-cell>
          <table:table-cell office:value-type="float" office:value="2.70102040816327" calcext:value-type="float">
            <text:p>2,70102040816327</text:p>
          </table:table-cell>
          <table:table-cell office:value-type="float" office:value="2328" calcext:value-type="float">
            <text:p>2328</text:p>
          </table:table-cell>
          <table:table-cell table:number-columns-repeated="101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3.44444444444444" calcext:value-type="float">
            <text:p>3,44444444444444</text:p>
          </table:table-cell>
          <table:table-cell office:value-type="float" office:value="470" calcext:value-type="float">
            <text:p>470</text:p>
          </table:table-cell>
          <table:table-cell office:value-type="float" office:value="2377" calcext:value-type="float">
            <text:p>2377</text:p>
          </table:table-cell>
          <table:table-cell office:value-type="float" office:value="968" calcext:value-type="float">
            <text:p>968</text:p>
          </table:table-cell>
          <table:table-cell office:value-type="float" office:value="2.45557851239669" calcext:value-type="float">
            <text:p>2,45557851239669</text:p>
          </table:table-cell>
          <table:table-cell office:value-type="float" office:value="1743" calcext:value-type="float">
            <text:p>1743</text:p>
          </table:table-cell>
          <table:table-cell table:number-columns-repeated="101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3.44444444444444" calcext:value-type="float">
            <text:p>3,44444444444444</text:p>
          </table:table-cell>
          <table:table-cell office:value-type="float" office:value="472" calcext:value-type="float">
            <text:p>472</text:p>
          </table:table-cell>
          <table:table-cell office:value-type="float" office:value="2528" calcext:value-type="float">
            <text:p>2528</text:p>
          </table:table-cell>
          <table:table-cell office:value-type="float" office:value="965" calcext:value-type="float">
            <text:p>965</text:p>
          </table:table-cell>
          <table:table-cell office:value-type="float" office:value="2.61968911917098" calcext:value-type="float">
            <text:p>2,61968911917098</text:p>
          </table:table-cell>
          <table:table-cell office:value-type="float" office:value="2036" calcext:value-type="float">
            <text:p>2036</text:p>
          </table:table-cell>
          <table:table-cell table:number-columns-repeated="101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3.44444444444444" calcext:value-type="float">
            <text:p>3,44444444444444</text:p>
          </table:table-cell>
          <table:table-cell office:value-type="float" office:value="476" calcext:value-type="float">
            <text:p>476</text:p>
          </table:table-cell>
          <table:table-cell office:value-type="float" office:value="2360" calcext:value-type="float">
            <text:p>2360</text:p>
          </table:table-cell>
          <table:table-cell office:value-type="float" office:value="961" calcext:value-type="float">
            <text:p>961</text:p>
          </table:table-cell>
          <table:table-cell office:value-type="float" office:value="2.45577523413111" calcext:value-type="float">
            <text:p>2,45577523413111</text:p>
          </table:table-cell>
          <table:table-cell office:value-type="float" office:value="1834" calcext:value-type="float">
            <text:p>1834</text:p>
          </table:table-cell>
          <table:table-cell table:number-columns-repeated="101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3.44444444444444" calcext:value-type="float">
            <text:p>3,44444444444444</text:p>
          </table:table-cell>
          <table:table-cell office:value-type="float" office:value="468" calcext:value-type="float">
            <text:p>468</text:p>
          </table:table-cell>
          <table:table-cell office:value-type="float" office:value="2595" calcext:value-type="float">
            <text:p>2595</text:p>
          </table:table-cell>
          <table:table-cell office:value-type="float" office:value="968" calcext:value-type="float">
            <text:p>968</text:p>
          </table:table-cell>
          <table:table-cell office:value-type="float" office:value="2.68078512396694" calcext:value-type="float">
            <text:p>2,68078512396694</text:p>
          </table:table-cell>
          <table:table-cell office:value-type="float" office:value="1825" calcext:value-type="float">
            <text:p>1825</text:p>
          </table:table-cell>
          <table:table-cell table:number-columns-repeated="101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3.44444444444444" calcext:value-type="float">
            <text:p>3,44444444444444</text:p>
          </table:table-cell>
          <table:table-cell office:value-type="float" office:value="452" calcext:value-type="float">
            <text:p>452</text:p>
          </table:table-cell>
          <table:table-cell office:value-type="float" office:value="2581" calcext:value-type="float">
            <text:p>2581</text:p>
          </table:table-cell>
          <table:table-cell office:value-type="float" office:value="977" calcext:value-type="float">
            <text:p>977</text:p>
          </table:table-cell>
          <table:table-cell office:value-type="float" office:value="2.6417604912999" calcext:value-type="float">
            <text:p>2,6417604912999</text:p>
          </table:table-cell>
          <table:table-cell office:value-type="float" office:value="1662" calcext:value-type="float">
            <text:p>1662</text:p>
          </table:table-cell>
          <table:table-cell table:number-columns-repeated="101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3.44444444444444" calcext:value-type="float">
            <text:p>3,44444444444444</text:p>
          </table:table-cell>
          <table:table-cell office:value-type="float" office:value="462" calcext:value-type="float">
            <text:p>462</text:p>
          </table:table-cell>
          <table:table-cell office:value-type="float" office:value="2527" calcext:value-type="float">
            <text:p>2527</text:p>
          </table:table-cell>
          <table:table-cell office:value-type="float" office:value="976" calcext:value-type="float">
            <text:p>976</text:p>
          </table:table-cell>
          <table:table-cell office:value-type="float" office:value="2.58913934426229" calcext:value-type="float">
            <text:p>2,58913934426229</text:p>
          </table:table-cell>
          <table:table-cell office:value-type="float" office:value="1951" calcext:value-type="float">
            <text:p>1951</text:p>
          </table:table-cell>
          <table:table-cell table:number-columns-repeated="101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3.44444444444444" calcext:value-type="float">
            <text:p>3,44444444444444</text:p>
          </table:table-cell>
          <table:table-cell office:value-type="float" office:value="460" calcext:value-type="float">
            <text:p>460</text:p>
          </table:table-cell>
          <table:table-cell office:value-type="float" office:value="2468" calcext:value-type="float">
            <text:p>2468</text:p>
          </table:table-cell>
          <table:table-cell office:value-type="float" office:value="974" calcext:value-type="float">
            <text:p>974</text:p>
          </table:table-cell>
          <table:table-cell office:value-type="float" office:value="2.53388090349076" calcext:value-type="float">
            <text:p>2,53388090349076</text:p>
          </table:table-cell>
          <table:table-cell office:value-type="float" office:value="1578" calcext:value-type="float">
            <text:p>1578</text:p>
          </table:table-cell>
          <table:table-cell table:number-columns-repeated="101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3.44444444444444" calcext:value-type="float">
            <text:p>3,44444444444444</text:p>
          </table:table-cell>
          <table:table-cell office:value-type="float" office:value="447" calcext:value-type="float">
            <text:p>447</text:p>
          </table:table-cell>
          <table:table-cell office:value-type="float" office:value="2719" calcext:value-type="float">
            <text:p>2719</text:p>
          </table:table-cell>
          <table:table-cell office:value-type="float" office:value="982" calcext:value-type="float">
            <text:p>982</text:p>
          </table:table-cell>
          <table:table-cell office:value-type="float" office:value="2.76883910386965" calcext:value-type="float">
            <text:p>2,76883910386965</text:p>
          </table:table-cell>
          <table:table-cell office:value-type="float" office:value="1553" calcext:value-type="float">
            <text:p>1553</text:p>
          </table:table-cell>
          <table:table-cell table:number-columns-repeated="101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3.44444444444444" calcext:value-type="float">
            <text:p>3,44444444444444</text:p>
          </table:table-cell>
          <table:table-cell office:value-type="float" office:value="452" calcext:value-type="float">
            <text:p>452</text:p>
          </table:table-cell>
          <table:table-cell office:value-type="float" office:value="2543" calcext:value-type="float">
            <text:p>2543</text:p>
          </table:table-cell>
          <table:table-cell office:value-type="float" office:value="978" calcext:value-type="float">
            <text:p>978</text:p>
          </table:table-cell>
          <table:table-cell office:value-type="float" office:value="2.60020449897751" calcext:value-type="float">
            <text:p>2,60020449897751</text:p>
          </table:table-cell>
          <table:table-cell office:value-type="float" office:value="1553" calcext:value-type="float">
            <text:p>1553</text:p>
          </table:table-cell>
          <table:table-cell table:number-columns-repeated="101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3.44444444444444" calcext:value-type="float">
            <text:p>3,44444444444444</text:p>
          </table:table-cell>
          <table:table-cell office:value-type="float" office:value="456" calcext:value-type="float">
            <text:p>456</text:p>
          </table:table-cell>
          <table:table-cell office:value-type="float" office:value="2475" calcext:value-type="float">
            <text:p>2475</text:p>
          </table:table-cell>
          <table:table-cell office:value-type="float" office:value="967" calcext:value-type="float">
            <text:p>967</text:p>
          </table:table-cell>
          <table:table-cell office:value-type="float" office:value="2.55946225439504" calcext:value-type="float">
            <text:p>2,55946225439504</text:p>
          </table:table-cell>
          <table:table-cell office:value-type="float" office:value="1553" calcext:value-type="float">
            <text:p>1553</text:p>
          </table:table-cell>
          <table:table-cell table:number-columns-repeated="101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3.44444444444444" calcext:value-type="float">
            <text:p>3,44444444444444</text:p>
          </table:table-cell>
          <table:table-cell office:value-type="float" office:value="455" calcext:value-type="float">
            <text:p>455</text:p>
          </table:table-cell>
          <table:table-cell office:value-type="float" office:value="2419" calcext:value-type="float">
            <text:p>2419</text:p>
          </table:table-cell>
          <table:table-cell office:value-type="float" office:value="977" calcext:value-type="float">
            <text:p>977</text:p>
          </table:table-cell>
          <table:table-cell office:value-type="float" office:value="2.47594677584442" calcext:value-type="float">
            <text:p>2,47594677584442</text:p>
          </table:table-cell>
          <table:table-cell office:value-type="float" office:value="1553" calcext:value-type="float">
            <text:p>1553</text:p>
          </table:table-cell>
          <table:table-cell table:number-columns-repeated="101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3.44444444444444" calcext:value-type="float">
            <text:p>3,44444444444444</text:p>
          </table:table-cell>
          <table:table-cell office:value-type="float" office:value="439" calcext:value-type="float">
            <text:p>439</text:p>
          </table:table-cell>
          <table:table-cell office:value-type="float" office:value="2635" calcext:value-type="float">
            <text:p>2635</text:p>
          </table:table-cell>
          <table:table-cell office:value-type="float" office:value="968" calcext:value-type="float">
            <text:p>968</text:p>
          </table:table-cell>
          <table:table-cell office:value-type="float" office:value="2.72210743801653" calcext:value-type="float">
            <text:p>2,72210743801653</text:p>
          </table:table-cell>
          <table:table-cell office:value-type="float" office:value="1553" calcext:value-type="float">
            <text:p>1553</text:p>
          </table:table-cell>
          <table:table-cell table:number-columns-repeated="101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3.44444444444444" calcext:value-type="float">
            <text:p>3,44444444444444</text:p>
          </table:table-cell>
          <table:table-cell office:value-type="float" office:value="475" calcext:value-type="float">
            <text:p>475</text:p>
          </table:table-cell>
          <table:table-cell office:value-type="float" office:value="2536" calcext:value-type="float">
            <text:p>2536</text:p>
          </table:table-cell>
          <table:table-cell office:value-type="float" office:value="969" calcext:value-type="float">
            <text:p>969</text:p>
          </table:table-cell>
          <table:table-cell office:value-type="float" office:value="2.6171310629515" calcext:value-type="float">
            <text:p>2,6171310629515</text:p>
          </table:table-cell>
          <table:table-cell office:value-type="float" office:value="1553" calcext:value-type="float">
            <text:p>1553</text:p>
          </table:table-cell>
          <table:table-cell table:number-columns-repeated="101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3.44444444444444" calcext:value-type="float">
            <text:p>3,44444444444444</text:p>
          </table:table-cell>
          <table:table-cell office:value-type="float" office:value="460" calcext:value-type="float">
            <text:p>460</text:p>
          </table:table-cell>
          <table:table-cell office:value-type="float" office:value="2593" calcext:value-type="float">
            <text:p>2593</text:p>
          </table:table-cell>
          <table:table-cell office:value-type="float" office:value="975" calcext:value-type="float">
            <text:p>975</text:p>
          </table:table-cell>
          <table:table-cell office:value-type="float" office:value="2.65948717948718" calcext:value-type="float">
            <text:p>2,65948717948718</text:p>
          </table:table-cell>
          <table:table-cell office:value-type="float" office:value="1553" calcext:value-type="float">
            <text:p>1553</text:p>
          </table:table-cell>
          <table:table-cell table:number-columns-repeated="101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3.44444444444444" calcext:value-type="float">
            <text:p>3,44444444444444</text:p>
          </table:table-cell>
          <table:table-cell office:value-type="float" office:value="477" calcext:value-type="float">
            <text:p>477</text:p>
          </table:table-cell>
          <table:table-cell office:value-type="float" office:value="2375" calcext:value-type="float">
            <text:p>2375</text:p>
          </table:table-cell>
          <table:table-cell office:value-type="float" office:value="975" calcext:value-type="float">
            <text:p>975</text:p>
          </table:table-cell>
          <table:table-cell office:value-type="float" office:value="2.43589743589744" calcext:value-type="float">
            <text:p>2,43589743589744</text:p>
          </table:table-cell>
          <table:table-cell office:value-type="float" office:value="1553" calcext:value-type="float">
            <text:p>1553</text:p>
          </table:table-cell>
          <table:table-cell table:number-columns-repeated="101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3.44444444444444" calcext:value-type="float">
            <text:p>3,44444444444444</text:p>
          </table:table-cell>
          <table:table-cell office:value-type="float" office:value="491" calcext:value-type="float">
            <text:p>491</text:p>
          </table:table-cell>
          <table:table-cell office:value-type="float" office:value="2378" calcext:value-type="float">
            <text:p>2378</text:p>
          </table:table-cell>
          <table:table-cell office:value-type="float" office:value="956" calcext:value-type="float">
            <text:p>956</text:p>
          </table:table-cell>
          <table:table-cell office:value-type="float" office:value="2.48744769874477" calcext:value-type="float">
            <text:p>2,48744769874477</text:p>
          </table:table-cell>
          <table:table-cell office:value-type="float" office:value="1553" calcext:value-type="float">
            <text:p>1553</text:p>
          </table:table-cell>
          <table:table-cell table:number-columns-repeated="101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3.44444444444444" calcext:value-type="float">
            <text:p>3,44444444444444</text:p>
          </table:table-cell>
          <table:table-cell office:value-type="float" office:value="466" calcext:value-type="float">
            <text:p>466</text:p>
          </table:table-cell>
          <table:table-cell office:value-type="float" office:value="2355" calcext:value-type="float">
            <text:p>2355</text:p>
          </table:table-cell>
          <table:table-cell office:value-type="float" office:value="978" calcext:value-type="float">
            <text:p>978</text:p>
          </table:table-cell>
          <table:table-cell office:value-type="float" office:value="2.4079754601227" calcext:value-type="float">
            <text:p>2,4079754601227</text:p>
          </table:table-cell>
          <table:table-cell office:value-type="float" office:value="1553" calcext:value-type="float">
            <text:p>1553</text:p>
          </table:table-cell>
          <table:table-cell table:number-columns-repeated="101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3.44444444444444" calcext:value-type="float">
            <text:p>3,44444444444444</text:p>
          </table:table-cell>
          <table:table-cell office:value-type="float" office:value="468" calcext:value-type="float">
            <text:p>468</text:p>
          </table:table-cell>
          <table:table-cell office:value-type="float" office:value="2470" calcext:value-type="float">
            <text:p>2470</text:p>
          </table:table-cell>
          <table:table-cell office:value-type="float" office:value="971" calcext:value-type="float">
            <text:p>971</text:p>
          </table:table-cell>
          <table:table-cell office:value-type="float" office:value="2.5437693099897" calcext:value-type="float">
            <text:p>2,5437693099897</text:p>
          </table:table-cell>
          <table:table-cell office:value-type="float" office:value="1553" calcext:value-type="float">
            <text:p>1553</text:p>
          </table:table-cell>
          <table:table-cell table:number-columns-repeated="1016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.44444444444444" calcext:value-type="float">
            <text:p>3,44444444444444</text:p>
          </table:table-cell>
          <table:table-cell table:style-name="ce1" office:value-type="float" office:value="463.47619047619" calcext:value-type="float">
            <text:p>463,47619047619</text:p>
          </table:table-cell>
          <table:table-cell table:style-name="ce1" office:value-type="float" office:value="2502.47619047619" calcext:value-type="float">
            <text:p>2502,47619047619</text:p>
          </table:table-cell>
          <table:table-cell table:style-name="ce1" office:value-type="float" office:value="971.904761904762" calcext:value-type="float">
            <text:p>971,904761904762</text:p>
          </table:table-cell>
          <table:table-cell table:style-name="ce1" office:value-type="float" office:value="2.57454902533047" calcext:value-type="float">
            <text:p>2,57454902533047</text:p>
          </table:table-cell>
          <table:table-cell table:style-name="ce1" office:value-type="float" office:value="1553" calcext:value-type="float">
            <text:p>1553</text:p>
          </table:table-cell>
          <table:table-cell table:style-name="ce1" office:value-type="string" calcext:value-type="string">
            <text:p>moy</text:p>
          </table:table-cell>
          <table:table-cell table:style-name="ce1"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9T16:04:08.224000000</dc:date>
    <meta:editing-duration>PT44S</meta:editing-duration>
    <meta:editing-cycles>1</meta:editing-cycles>
    <meta:document-statistic meta:table-count="1" meta:cell-count="1333" meta:object-count="0"/>
    <meta:generator>LibreOffice/7.2.6.2$Windows_X86_64 LibreOffice_project/b0ec3a565991f7569a5a7f5d24fed7f52653d754</meta:generator>
  </office:meta>
</office:document-meta>
</file>